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Caption">
      <style:text-properties officeooo:paragraph-rsid="001704e8"/>
    </style:style>
    <style:style style:name="P4" style:family="paragraph" style:parent-style-name="Table_20_Contents">
      <style:text-properties officeooo:paragraph-rsid="001704e8"/>
    </style:style>
    <style:style style:name="P5" style:family="paragraph" style:parent-style-name="Table_20_Contents">
      <style:text-properties officeooo:paragraph-rsid="0019b7e0"/>
    </style:style>
    <style:style style:name="P6" style:family="paragraph" style:parent-style-name="Table_20_Contents">
      <style:text-properties officeooo:paragraph-rsid="001a9cf0"/>
    </style:style>
    <style:style style:name="P7" style:family="paragraph" style:parent-style-name="Azione_20_sistema">
      <style:text-properties officeooo:paragraph-rsid="001704e8"/>
    </style:style>
    <style:style style:name="T1" style:family="text">
      <style:text-properties officeooo:rsid="001704e8"/>
    </style:style>
    <style:style style:name="T2" style:family="text">
      <style:text-properties officeooo:rsid="0019b7e0"/>
    </style:style>
    <style:style style:name="T3" style:family="text">
      <style:text-properties officeooo:rsid="001a1164"/>
    </style:style>
    <style:style style:name="T4" style:family="text">
      <style:text-properties officeooo:rsid="001a9cf0"/>
    </style:style>
    <style:style style:name="T5" style:family="text">
      <style:text-properties officeooo:rsid="001bb263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6"><text:span text:style-name="T4">Caduta connession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<text:span text:style-name="T1">N/D</text:span>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4"><text:span text:style-name="T1">Utente generic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5"><text:span text:style-name="T4">Caduta della connessione</text:span><text:span text:style-name="T2">.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8454359" text:style-name="Numerazione_20_UC">
              <text:list-header>
                <text:p text:style-name="Azione_20_attore"/>
              </text:list-header>
              <text:list-item>
                <text:p text:style-name="P7"><text:span text:style-name="T1"><text:s/>Il sistema </text:span><text:span text:style-name="T4">mostra a video il messaggio: “attenzione non c'è più il collegamento controllare lo stato della vostra connessione”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<text:span text:style-name="T1">Il sistema mostra un</text:span><text:span text:style-name="T2"> messaggio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4"><text:span text:style-name="T1">N/D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4"><text:span text:style-name="T1">Sicurezza</text:span></text:p>
          </table:table-cell>
        </table:table-row>
      </table:table>
      <text:p text:style-name="P3"><text:span text:style-name="T1">UC_A_5</text:span><text:span text:style-name="T5">8 C</text:span><text:span text:style-name="T4">aduta della connession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3T18:33:23.43</meta:creation-date>
    <meta:editing-duration>PT30M45S</meta:editing-duration>
    <meta:editing-cycles>3</meta:editing-cycles>
    <meta:generator>LibreOffice/3.6$Windows_x86 LibreOffice_project/da8c1e6-fd468f4-454e206-f42a4a9-143cfd</meta:generator>
    <dc:date>2012-11-03T19:24:14.59</dc:date>
    <meta:document-statistic meta:table-count="1" meta:image-count="0" meta:object-count="0" meta:page-count="1" meta:paragraph-count="17" meta:word-count="57" meta:character-count="399" meta:non-whitespace-character-count="359"/>
  </office:meta>
</office:document-meta>
</file>